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end" style:justify-single-word="false"/>
      <style:text-properties officeooo:paragraph-rsid="001e70d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4" style:family="paragraph" style:parent-style-name="Standard"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officeooo:paragraph-rsid="001e70dd"/>
    </style:style>
    <style:style style:name="P6" style:family="paragraph" style:parent-style-name="Standard">
      <style:text-properties officeooo:paragraph-rsid="001ec4c8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8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fo:font-size="14pt" officeooo:paragraph-rsid="001e70dd" style:font-size-asian="14pt" style:font-size-complex="14pt"/>
    </style:style>
    <style:style style:name="P9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fo:font-size="14pt" officeooo:paragraph-rsid="001e70dd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11" style:family="paragraph" style:parent-style-name="Standard" style:list-style-name="WWNum2">
      <style:text-properties officeooo:paragraph-rsid="00208a55"/>
    </style:style>
    <style:style style:name="P12" style:family="paragraph" style:parent-style-name="Standard" style:list-style-name="WWNum2">
      <style:text-properties fo:language="en" fo:country="US" officeooo:paragraph-rsid="00208a55"/>
    </style:style>
    <style:style style:name="P13" style:family="paragraph" style:parent-style-name="List_20_Paragraph" style:list-style-name="WWNum2">
      <style:text-properties officeooo:paragraph-rsid="001ec4c8"/>
    </style:style>
    <style:style style:name="P14" style:family="paragraph" style:parent-style-name="List_20_Paragraph" style:list-style-name="WWNum2">
      <style:text-properties officeooo:paragraph-rsid="00208a55"/>
    </style:style>
    <style:style style:name="P15" style:family="paragraph" style:parent-style-name="List_20_Paragraph" style:list-style-name="WWNum2">
      <style:text-properties fo:language="en" fo:country="US" officeooo:paragraph-rsid="00208a55"/>
    </style:style>
    <style:style style:name="P16" style:family="paragraph" style:parent-style-name="List_20_Paragraph">
      <style:text-properties officeooo:paragraph-rsid="00208a55"/>
    </style:style>
    <style:style style:name="P17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1ec4c8"/>
    </style:style>
    <style:style style:name="P18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940b9" officeooo:paragraph-rsid="0025c5e3" style:font-size-asian="12pt" style:font-weight-asian="bold" style:font-size-complex="12pt" style:font-weight-complex="bold"/>
    </style:style>
    <style:style style:name="P19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273873" officeooo:paragraph-rsid="00273873" style:font-size-asian="12pt" style:font-weight-asian="bold" style:font-size-complex="12pt" style:font-weight-complex="bold"/>
    </style:style>
    <style:style style:name="P2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0pt" fo:language="en" fo:country="US" fo:font-weight="normal" officeooo:rsid="00273873" officeooo:paragraph-rsid="00273873" style:font-size-asian="8.75pt" style:font-weight-asian="normal" style:font-size-complex="10pt" style:font-weight-complex="normal"/>
    </style:style>
    <style:style style:name="T1" style:family="text">
      <style:text-properties officeooo:rsid="001e70dd"/>
    </style:style>
    <style:style style:name="T2" style:family="text">
      <style:text-properties officeooo:rsid="001ec4c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0e228"/>
    </style:style>
    <style:style style:name="T5" style:family="text">
      <style:text-properties fo:language="en" fo:country="US" officeooo:rsid="0022e1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осковский Авиационный Институт</text:p>
      <text:p text:style-name="P9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Кафедра: 806 «Вычислительная математика и программирование»</text:p>
      <text:p text:style-name="P5">Факультет: «Прикладная математика и физика»</text:p>
      <text:p text:style-name="P5">Дисциплина: «Объектно-ориентированное программирование»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1.</text:p>
      <text:p text:style-name="P3">Тема: «Классы»</text:p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8О-<text:span text:style-name="T1">4</text:span>0<text:span text:style-name="T1">8</text:span>Б</text:p>
      <text:p text:style-name="P2">Студент: <text:span text:style-name="T1">Забарин Никита Игоревич</text:span></text:p>
      <text:p text:style-name="P2">Преподаватель: Поповкин Александр Викторович</text:p>
      <text:p text:style-name="P2">Вариант: №2<text:span text:style-name="T2">6</text:span></text:p>
      <text:p text:style-name="P2"/>
      <text:p text:style-name="P2"/>
      <text:p text:style-name="P1">Москва</text:p>
      <text:p text:style-name="P1">201<text:span text:style-name="T1">7</text:span><text:bookmark text:name="_Toc427828971"/></text:p>
      <text:p text:style-name="P7"><text:soft-page-break/>Цель работы </text:p>
      <text:p text:style-name="P6">Целью лабораторной работы является:</text:p>
      <text:list xml:id="list7178678678813624040" text:style-name="WWNum2">
        <text:list-item>
          <text:p text:style-name="P13">Программирование классов на языке С++</text:p>
        </text:list-item>
        <text:list-item>
          <text:p text:style-name="P13">Управление памятью в языке С++</text:p>
        </text:list-item>
        <text:list-item>
          <text:p text:style-name="P13">Изучение базовых понятий ООП. </text:p>
        </text:list-item>
        <text:list-item>
          <text:p text:style-name="P13">Знакомство с классами в <text:span text:style-name="T3">C++</text:span>. </text:p>
        </text:list-item>
        <text:list-item>
          <text:p text:style-name="P13">Знакомство с перегрузкой операторов.</text:p>
        </text:list-item>
        <text:list-item>
          <text:p text:style-name="P13">Знакомство с дружественными функциями.</text:p>
        </text:list-item>
        <text:list-item>
          <text:p text:style-name="P13">Знакомство с операциями ввода-вывода из стандартных библиотек.<text:bookmark text:name="_Toc427828972"/></text:p>
          <text:p text:style-name="P17"/>
        </text:list-item>
      </text:list>
      <text:p text:style-name="P7">Задание </text:p>
      <text:list xml:id="list184015045586849" text:continue-numbering="true" text:style-name="WWNum2">
        <text:list-item>
          <text:p text:style-name="P11">Необходимо спроектировать и запрограммировать на языке <text:span text:style-name="T3">C++ классы фигур, согласно вариант</text:span><text:span text:style-name="T4">у</text:span><text:span text:style-name="T3"> задания</text:span><text:span text:style-name="T5">(квадрат, прямоугольник и трапеция)</text:span><text:span text:style-name="T3">.</text:span></text:p>
        </text:list-item>
        <text:list-item>
          <text:p text:style-name="P12">Классы должны удовлетворять следующим правилам:</text:p>
        </text:list-item>
        <text:list-item>
          <text:p text:style-name="P15">Должны иметь общий родительский класс Figure.</text:p>
        </text:list-item>
        <text:list-item>
          <text:p text:style-name="P14">Должны иметь общий виртуальный метод <text:span text:style-name="T3">Print</text:span>, печатающий параметры фигуры и ее тип в стандартный поток вывода <text:span text:style-name="T3">cout.</text:span></text:p>
        </text:list-item>
        <text:list-item>
          <text:p text:style-name="P15">Должный иметь общий виртуальный метод расчета площади фигуры – Square.</text:p>
        </text:list-item>
        <text:list-item>
          <text:p text:style-name="P14">Должны иметь конструктор, считывающий значения основных параметров фигуры из стандартного потока <text:span text:style-name="T3">cin.</text:span></text:p>
        </text:list-item>
        <text:list-item>
          <text:p text:style-name="P14"><text:span text:style-name="T3">Должны быть расположенны в раздельных файлах: отдельно заголовки (.h), </text:span>отдельно описание методов (<text:span text:style-name="T3">.cpp).</text:span></text:p>
        </text:list-item>
        <text:list-item>
          <text:p text:style-name="P14">Программа должна позволять вводить фигуру каждого типа с клавиатуры, выводить параметры фигур на экран и их площадь.</text:p>
        </text:list-item>
      </text:list>
      <text:p text:style-name="P16"/>
      <text:p text:style-name="P18">Выводы</text:p>
      <text:p text:style-name="P18"/>
      <text:p text:style-name="P18"/>
      <text:p text:style-name="P18"/>
      <text:p text:style-name="P19">Листинг</text:p>
      <text:p text:style-name="P20"/>
      <text:p text:style-name="P20">trapezoid.h:</text:p>
      <text:p text:style-name="P20">#ifndef TRAPEZOID_H</text:p>
      <text:p text:style-name="P20">#define TRAPEZOID_H</text:p>
      <text:p text:style-name="P20"/>
      <text:p text:style-name="P20">#include &lt;iostream&gt;</text:p>
      <text:p text:style-name="P20">#include "figure.h"</text:p>
      <text:p text:style-name="P20"/>
      <text:p text:style-name="P20">class Trapezoid : public Figure</text:p>
      <text:p text:style-name="P20">{</text:p>
      <text:p text:style-name="P20">public:</text:p>
      <text:p text:style-name="P20"><text:tab/>Trapezoid();</text:p>
      <text:p text:style-name="P20"><text:tab/>Trapezoid(std::istream&amp; is);</text:p>
      <text:p text:style-name="P20"/>
      <text:p text:style-name="P20"><text:tab/>void print() const override;</text:p>
      <text:p text:style-name="P20"><text:tab/>double area() const override;</text:p>
      <text:p text:style-name="P20"/>
      <text:p text:style-name="P20">private:</text:p>
      <text:p text:style-name="P20"><text:tab/>double m_sideA;</text:p>
      <text:p text:style-name="P20"><text:tab/>double m_sideB;</text:p>
      <text:p text:style-name="P20"><text:tab/>double m_height;</text:p>
      <text:p text:style-name="P20">};</text:p>
      <text:p text:style-name="P20"/>
      <text:p text:style-name="P20">#endif</text:p>
      <text:p text:style-name="P20"/>
      <text:p text:style-name="P20"><text:soft-page-break/>square.h:</text:p>
      <text:p text:style-name="P20">#ifndef SQUARE_H</text:p>
      <text:p text:style-name="P20">#define SQUARE_H</text:p>
      <text:p text:style-name="P20"/>
      <text:p text:style-name="P20">#include &lt;iostream&gt;</text:p>
      <text:p text:style-name="P20">#include "figure.h"</text:p>
      <text:p text:style-name="P20"/>
      <text:p text:style-name="P20">class Square : public Figure</text:p>
      <text:p text:style-name="P20">{</text:p>
      <text:p text:style-name="P20">public:</text:p>
      <text:p text:style-name="P20"><text:tab/>Square();</text:p>
      <text:p text:style-name="P20"><text:tab/>Square(std::istream&amp; is);</text:p>
      <text:p text:style-name="P20"/>
      <text:p text:style-name="P20"><text:tab/>void print() const override;</text:p>
      <text:p text:style-name="P20"><text:tab/>double area() const override;</text:p>
      <text:p text:style-name="P20"/>
      <text:p text:style-name="P20">private:</text:p>
      <text:p text:style-name="P20"><text:tab/>double m_side;</text:p>
      <text:p text:style-name="P20">};</text:p>
      <text:p text:style-name="P20"/>
      <text:p text:style-name="P20">#endif</text:p>
      <text:p text:style-name="P20"/>
      <text:p text:style-name="P20">trapezoid.cpp:</text:p>
      <text:p text:style-name="P20">#include "trapezoid.h"</text:p>
      <text:p text:style-name="P20"/>
      <text:p text:style-name="P20">Trapezoid::Trapezoid()</text:p>
      <text:p text:style-name="P20">{</text:p>
      <text:p text:style-name="P20"><text:tab/>m_sideA = 0.0;</text:p>
      <text:p text:style-name="P20"><text:tab/>m_sideB = 0.0;</text:p>
      <text:p text:style-name="P20"><text:tab/>m_height = 0.0;</text:p>
      <text:p text:style-name="P20">}</text:p>
      <text:p text:style-name="P20"/>
      <text:p text:style-name="P20">Trapezoid::Trapezoid(std::istream&amp; is)</text:p>
      <text:p text:style-name="P20">{</text:p>
      <text:p text:style-name="P20"><text:tab/>std::cout &lt;&lt; "================" &lt;&lt; std::endl;</text:p>
      <text:p text:style-name="P20"><text:tab/>std::cout &lt;&lt; "Enter side A: ";</text:p>
      <text:p text:style-name="P20"><text:tab/>is &gt;&gt; m_sideA;</text:p>
      <text:p text:style-name="P20"><text:tab/>std::cout &lt;&lt; "Enter side B: ";</text:p>
      <text:p text:style-name="P20"><text:tab/>is &gt;&gt; m_sideB;</text:p>
      <text:p text:style-name="P20"><text:tab/>std::cout &lt;&lt; "Enter height: ";</text:p>
      <text:p text:style-name="P20"><text:tab/>is &gt;&gt; m_height;</text:p>
      <text:p text:style-name="P20">}</text:p>
      <text:p text:style-name="P20"/>
      <text:p text:style-name="P20">void Trapezoid::print() const</text:p>
      <text:p text:style-name="P20">{</text:p>
      <text:p text:style-name="P20"><text:tab/>std::cout &lt;&lt; "================" &lt;&lt; std::endl;</text:p>
      <text:p text:style-name="P20"><text:tab/>std::cout &lt;&lt; "Figure type: trapezoid" &lt;&lt; std::endl;</text:p>
      <text:p text:style-name="P20"><text:tab/>std::cout &lt;&lt; "Side A size: " &lt;&lt; m_sideA &lt;&lt; std::endl;</text:p>
      <text:p text:style-name="P20"><text:tab/>std::cout &lt;&lt; "Side B size: " &lt;&lt; m_sideB &lt;&lt; std::endl;</text:p>
      <text:p text:style-name="P20"><text:tab/>std::cout &lt;&lt; "Height: " &lt;&lt; m_height &lt;&lt; std::endl;</text:p>
      <text:p text:style-name="P20">}</text:p>
      <text:p text:style-name="P20"/>
      <text:p text:style-name="P20">double Trapezoid::area() const</text:p>
      <text:p text:style-name="P20">{</text:p>
      <text:p text:style-name="P20"><text:tab/>return m_height * (m_sideA + m_sideB) / 2.0;</text:p>
      <text:p text:style-name="P20">}</text:p>
      <text:p text:style-name="P20"/>
      <text:p text:style-name="P20">rectangle.h:</text:p>
      <text:p text:style-name="P20">#ifndef RECTANGLE_H</text:p>
      <text:p text:style-name="P20">#define RECTANGLE_H</text:p>
      <text:p text:style-name="P20"/>
      <text:p text:style-name="P20">#include &lt;iostream&gt;</text:p>
      <text:p text:style-name="P20">#include "figure.h"</text:p>
      <text:p text:style-name="P20"><text:soft-page-break/></text:p>
      <text:p text:style-name="P20">class Rectangle : public Figure</text:p>
      <text:p text:style-name="P20">{</text:p>
      <text:p text:style-name="P20">public:</text:p>
      <text:p text:style-name="P20"><text:tab/>Rectangle();</text:p>
      <text:p text:style-name="P20"><text:tab/>Rectangle(std::istream&amp; is);</text:p>
      <text:p text:style-name="P20"/>
      <text:p text:style-name="P20"><text:tab/>void print() const override;</text:p>
      <text:p text:style-name="P20"><text:tab/>double area() const override;</text:p>
      <text:p text:style-name="P20"/>
      <text:p text:style-name="P20">private:</text:p>
      <text:p text:style-name="P20"><text:tab/>double m_sideA;</text:p>
      <text:p text:style-name="P20"><text:tab/>double m_sideB;</text:p>
      <text:p text:style-name="P20">};</text:p>
      <text:p text:style-name="P20"/>
      <text:p text:style-name="P20">#endif</text:p>
      <text:p text:style-name="P20"/>
      <text:p text:style-name="P20">figure.h:</text:p>
      <text:p text:style-name="P20">#ifndef FIGURE_H</text:p>
      <text:p text:style-name="P20">#define FIGURE_H</text:p>
      <text:p text:style-name="P20"/>
      <text:p text:style-name="P20">class Figure</text:p>
      <text:p text:style-name="P20">{</text:p>
      <text:p text:style-name="P20">public:</text:p>
      <text:p text:style-name="P20"><text:tab/>virtual ~Figure() {}</text:p>
      <text:p text:style-name="P20"><text:tab/>virtual void print() const = 0;</text:p>
      <text:p text:style-name="P20"><text:tab/>virtual double area() const = 0;</text:p>
      <text:p text:style-name="P20">};</text:p>
      <text:p text:style-name="P20"/>
      <text:p text:style-name="P20">#endif</text:p>
      <text:p text:style-name="P20"/>
      <text:p text:style-name="P20">square.cpp:</text:p>
      <text:p text:style-name="P20">#include "square.h"</text:p>
      <text:p text:style-name="P20"/>
      <text:p text:style-name="P20">Square::Square()</text:p>
      <text:p text:style-name="P20">{</text:p>
      <text:p text:style-name="P20"><text:tab/>m_side = 0.0;</text:p>
      <text:p text:style-name="P20">}</text:p>
      <text:p text:style-name="P20"/>
      <text:p text:style-name="P20">Square::Square(std::istream&amp; is)</text:p>
      <text:p text:style-name="P20">{</text:p>
      <text:p text:style-name="P20"><text:tab/>std::cout &lt;&lt; "================" &lt;&lt; std::endl;</text:p>
      <text:p text:style-name="P20"><text:tab/>std::cout &lt;&lt; "Enter side: ";</text:p>
      <text:p text:style-name="P20"><text:tab/>is &gt;&gt; m_side;</text:p>
      <text:p text:style-name="P20">}</text:p>
      <text:p text:style-name="P20"/>
      <text:p text:style-name="P20">void Square::print() const</text:p>
      <text:p text:style-name="P20">{</text:p>
      <text:p text:style-name="P20"><text:tab/>std::cout &lt;&lt; "================" &lt;&lt; std::endl;</text:p>
      <text:p text:style-name="P20"><text:tab/>std::cout &lt;&lt; "Figure type: square" &lt;&lt; std::endl;</text:p>
      <text:p text:style-name="P20"><text:tab/>std::cout &lt;&lt; "Side size: " &lt;&lt; m_side &lt;&lt; std::endl;</text:p>
      <text:p text:style-name="P20">}</text:p>
      <text:p text:style-name="P20"/>
      <text:p text:style-name="P20">double Square::area() const</text:p>
      <text:p text:style-name="P20">{</text:p>
      <text:p text:style-name="P20"><text:tab/>return m_side * m_side;</text:p>
      <text:p text:style-name="P20">}</text:p>
      <text:p text:style-name="P20"/>
      <text:p text:style-name="P20">makefile:</text:p>
      <text:p text:style-name="P20">CC = g++</text:p>
      <text:p text:style-name="P20">CFLAGS = -std=c++11 -Wall -Werror -Wno-sign-compare -Wno-unused-result</text:p>
      <text:p text:style-name="P20">FILES = *.cpp</text:p>
      <text:p text:style-name="P20">PROG = lab1</text:p>
      <text:p text:style-name="P20"><text:soft-page-break/></text:p>
      <text:p text:style-name="P20">all:</text:p>
      <text:p text:style-name="P20"><text:tab/>$(CC) $(CFLAGS) -o $(PROG) $(FILES)</text:p>
      <text:p text:style-name="P20"/>
      <text:p text:style-name="P20">clean:</text:p>
      <text:p text:style-name="P20"><text:tab/>rm $(PROG)</text:p>
      <text:p text:style-name="P20"/>
      <text:p text:style-name="P20">main.cpp:</text:p>
      <text:p text:style-name="P20">#include "square.h"</text:p>
      <text:p text:style-name="P20">#include "rectangle.h"</text:p>
      <text:p text:style-name="P20">#include "trapezoid.h"</text:p>
      <text:p text:style-name="P20"/>
      <text:p text:style-name="P20">void testFigure(Figure* figure);</text:p>
      <text:p text:style-name="P20"/>
      <text:p text:style-name="P20">int main()</text:p>
      <text:p text:style-name="P20">{</text:p>
      <text:p text:style-name="P20"><text:tab/>testFigure(new Square(std::cin));</text:p>
      <text:p text:style-name="P20"><text:tab/>testFigure(new Rectangle(std::cin));</text:p>
      <text:p text:style-name="P20"><text:tab/>testFigure(new Trapezoid(std::cin));</text:p>
      <text:p text:style-name="P20"/>
      <text:p text:style-name="P20"><text:tab/>return 0;</text:p>
      <text:p text:style-name="P20">}</text:p>
      <text:p text:style-name="P20"/>
      <text:p text:style-name="P20">void testFigure(Figure* figure)</text:p>
      <text:p text:style-name="P20">{</text:p>
      <text:p text:style-name="P20"><text:tab/>figure-&gt;print();</text:p>
      <text:p text:style-name="P20"/>
      <text:p text:style-name="P20"><text:tab/>std::cout &lt;&lt; "Area: " &lt;&lt; figure-&gt;area() &lt;&lt; std::endl;</text:p>
      <text:p text:style-name="P20"/>
      <text:p text:style-name="P20"><text:tab/>delete figure;</text:p>
      <text:p text:style-name="P20">}</text:p>
      <text:p text:style-name="P20">rectangle.cpp:</text:p>
      <text:p text:style-name="P20">#include "rectangle.h"</text:p>
      <text:p text:style-name="P20"/>
      <text:p text:style-name="P20">Rectangle::Rectangle()</text:p>
      <text:p text:style-name="P20">{</text:p>
      <text:p text:style-name="P20"><text:tab/>m_sideA = 0.0;</text:p>
      <text:p text:style-name="P20"><text:tab/>m_sideB = 0.0;</text:p>
      <text:p text:style-name="P20">}</text:p>
      <text:p text:style-name="P20"/>
      <text:p text:style-name="P20">Rectangle::Rectangle(std::istream&amp; is)</text:p>
      <text:p text:style-name="P20">{</text:p>
      <text:p text:style-name="P20"><text:tab/>std::cout &lt;&lt; "================" &lt;&lt; std::endl;</text:p>
      <text:p text:style-name="P20"><text:tab/>std::cout &lt;&lt; "Enter side A: ";</text:p>
      <text:p text:style-name="P20"><text:tab/>is &gt;&gt; m_sideA;</text:p>
      <text:p text:style-name="P20"><text:tab/>std::cout &lt;&lt; "Enter side B: ";</text:p>
      <text:p text:style-name="P20"><text:tab/>is &gt;&gt; m_sideB;</text:p>
      <text:p text:style-name="P20">}</text:p>
      <text:p text:style-name="P20"/>
      <text:p text:style-name="P20">void Rectangle::print() const</text:p>
      <text:p text:style-name="P20">{</text:p>
      <text:p text:style-name="P20"><text:tab/>std::cout &lt;&lt; "================" &lt;&lt; std::endl;</text:p>
      <text:p text:style-name="P20"><text:tab/>std::cout &lt;&lt; "Figure type: rectangle" &lt;&lt; std::endl;</text:p>
      <text:p text:style-name="P20"><text:tab/>std::cout &lt;&lt; "Side A size: " &lt;&lt; m_sideA &lt;&lt; std::endl;</text:p>
      <text:p text:style-name="P20"><text:tab/>std::cout &lt;&lt; "Side B size: " &lt;&lt; m_sideB &lt;&lt; std::endl;</text:p>
      <text:p text:style-name="P20">}</text:p>
      <text:p text:style-name="P20"/>
      <text:p text:style-name="P20">double Rectangle::area() const</text:p>
      <text:p text:style-name="P20">{</text:p>
      <text:p text:style-name="P20"><text:tab/>return m_sideA * m_sideB;</text:p>
      <text:p text:style-name="P2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39:46.723901096</dc:date>
    <meta:editing-duration>PT37M45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5" meta:paragraph-count="201" meta:word-count="638" meta:character-count="4615" meta:non-whitespace-character-count="4121"/>
  </office:meta>
</office:document-meta>
</file>